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efbe" officeooo:paragraph-rsid="000fefb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fefbe" officeooo:paragraph-rsid="000fefb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5885" officeooo:paragraph-rsid="0012588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52948" officeooo:paragraph-rsid="0015294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dd19" officeooo:paragraph-rsid="00267f12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rsid="000fefbe" officeooo:paragraph-rsid="000fefbe"/>
    </style:style>
    <style:style style:name="P7" style:family="paragraph" style:parent-style-name="Standard">
      <style:text-properties fo:font-size="9pt" fo:font-weight="normal" officeooo:rsid="00267344" officeooo:paragraph-rsid="00267344" style:font-size-asian="9pt" style:font-weight-asian="normal" style:font-size-complex="9pt" style:font-weight-complex="normal"/>
    </style:style>
    <style:style style:name="P8" style:family="paragraph" style:parent-style-name="Standard">
      <style:text-properties fo:font-size="12pt" fo:font-weight="normal" officeooo:rsid="000fefbe" officeooo:paragraph-rsid="000fefb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fefbe" officeooo:paragraph-rsid="00271e9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71e99" officeooo:paragraph-rsid="00271e9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25885" officeooo:paragraph-rsid="0012588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3dd19" officeooo:paragraph-rsid="00271e99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paragraph-rsid="000fefbe"/>
    </style:style>
    <style:style style:name="T1" style:family="text">
      <style:text-properties fo:font-weight="bold" officeooo:rsid="00114a60" style:font-weight-asian="bold" style:font-weight-complex="bold"/>
    </style:style>
    <style:style style:name="T2" style:family="text">
      <style:text-properties fo:font-weight="bold" officeooo:rsid="00267344" style:font-weight-asian="bold" style:font-weight-complex="bold"/>
    </style:style>
    <style:style style:name="T3" style:family="text">
      <style:text-properties fo:font-weight="bold" officeooo:rsid="00271e99" style:font-weight-asian="bold" style:font-weight-complex="bold"/>
    </style:style>
    <style:style style:name="T4" style:family="text">
      <style:text-properties officeooo:rsid="00114a60"/>
    </style:style>
    <style:style style:name="T5" style:family="text">
      <style:text-properties officeooo:rsid="00125885"/>
    </style:style>
    <style:style style:name="T6" style:family="text">
      <style:text-properties officeooo:rsid="0013dd19"/>
    </style:style>
    <style:style style:name="T7" style:family="text">
      <style:text-properties officeooo:rsid="00166c15"/>
    </style:style>
    <style:style style:name="T8" style:family="text">
      <style:text-properties officeooo:rsid="0017762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67344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67344" style:font-size-asian="14pt" style:font-weight-asian="bold" style:font-size-complex="14pt" style:font-weight-complex="bold"/>
    </style:style>
    <style:style style:name="T13" style:family="text">
      <style:text-properties officeooo:rsid="00267f12"/>
    </style:style>
    <style:style style:name="T14" style:family="text">
      <style:text-properties fo:font-size="12pt" fo:font-weight="normal" officeooo:rsid="000fefbe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77627" style:font-size-asian="10.5pt" style:font-weight-asian="normal" style:font-size-complex="12pt" style:font-weight-complex="normal"/>
    </style:style>
    <style:style style:name="T16" style:family="text">
      <style:text-properties officeooo:rsid="00271e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">How to </text:span><text:span text:style-name="T12">Create a Master Document with a ToC</text:span></text:p>
      <text:p text:style-name="P1"/>
      <text:p text:style-name="P2">These steps are for the mxum.odm file <text:s/>in GIT <text:s/>in early September. </text:p>
      <text:p text:style-name="P2"/>
      <text:p text:style-name="P10">Check that each Section has a hard return at the end</text:p>
      <text:p text:style-name="P2"/>
      <text:p text:style-name="P13"><text:span text:style-name="T14">1. Load mxum.odm <text:s/></text:span><text:span text:style-name="T15">C</text:span><text:span text:style-name="T14">heck text to see that all images are showing and sections in the correct</text:span></text:p>
      <text:p text:style-name="P2"><text:s text:c="4"/>sequence. <text:s/><text:span text:style-name="T8">Drag files in the navigator if needed.</text:span></text:p>
      <text:p text:style-name="P2"/>
      <text:p text:style-name="P2">2. <text:span text:style-name="T9">Export </text:span>this file as an odt <text:s text:c="3"/><text:span text:style-name="T5">Note that it is is still sectioned.</text:span></text:p>
      <text:p text:style-name="P2"/>
      <text:p text:style-name="P2">3. Open the <text:span text:style-name="T16">mxum.</text:span>odt file. <text:s/>Click <text:s/>Tools&gt;<text:span text:style-name="T10">Chapter</text:span> numbering. <text:s/><text:span text:style-name="T4">I</text:span>n the popup, set <text:span text:style-name="T2">Paragraph Style</text:span><text:span text:style-name="T10"> </text:span>to Heading 1.</text:p>
      <text:p text:style-name="P2"/>
      <text:p text:style-name="P2">4. <text:s/>Click Format&gt; Section<text:span text:style-name="T13">s</text:span>. <text:s/><text:span text:style-name="T4">In the popup, select each section in the left side list, then click </text:span><text:span text:style-name="T1">Remove.</text:span></text:p>
      <text:p text:style-name="P9"><text:span text:style-name="T1"><text:tab/></text:span><text:span text:style-name="T4">a. This action makes the odt a single file. <text:s/></text:span></text:p>
      <text:p text:style-name="P9"><text:span text:style-name="T4"><text:tab/>b. If it is write protected, this can be removed by unchecking the Protected box.</text:span></text:p>
      <text:p text:style-name="P3"/>
      <text:p text:style-name="P3">5. Click Insert&gt; Table of Contents and Index&gt;Table of Contents or Index. In the popup, <text:span text:style-name="T6">see<text:line-break/> <text:s text:c="3"/>that Title and Type are correct and that Index is for entire document. <text:s/>Set Level to 1. <text:s/></text:span></text:p>
      <text:p text:style-name="P3"><text:s text:c="4"/><text:tab/><text:span text:style-name="T16">If TOC is write protected, uncheck the box.</text:span></text:p>
      <text:p text:style-name="P3"><text:tab/><text:span text:style-name="T16">Adjust ToC's location on the page if necessary</text:span></text:p>
      <text:p text:style-name="P3"/>
      <text:p text:style-name="P12">7. <text:span text:style-name="T13">Center the title ”Table of Contents.” For non-English, use local equivalent.</text:span></text:p>
      <text:p text:style-name="P12"/>
      <text:p text:style-name="P12"><text:span text:style-name="T16">Carefully highlight the ToC contents, right-click &gt; Paragraph. Add 1” indent before and after. Adjust location on page if necessary.</text:span></text:p>
      <text:p text:style-name="P5"/>
      <text:p text:style-name="P4"><text:span text:style-name="T13">8. </text:span>Save fil<text:span text:style-name="T7">e, <text:s/>export as PDF. Check images and spacing.</text:span></text:p>
      <text:p text:style-name="P3"/>
      <text:p text:style-name="P3"/>
      <text:p text:style-name="P7">v. 201<text:span text:style-name="T16">80228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16:33.839334833</meta:creation-date>
    <meta:generator>LibreOffice/6.0.0.3$Linux_X86_64 LibreOffice_project/64a0f66915f38c6217de274f0aa8e15618924765</meta:generator>
    <dc:date>2018-02-28T16:17:23.812100251</dc:date>
    <meta:editing-duration>PT58M47S</meta:editing-duration>
    <meta:editing-cycles>17</meta:editing-cycles>
    <meta:document-statistic meta:table-count="0" meta:image-count="0" meta:object-count="0" meta:page-count="1" meta:paragraph-count="17" meta:word-count="223" meta:character-count="1269" meta:non-whitespace-character-count="1028"/>
  </office:meta>
</office:document-meta>
</file>